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HW_bonus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14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onus points: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Connolly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Palo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23:07:23.164655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0-09T23:13:37.445603431</dc:date>
    <meta:editing-duration>PT3H41M36S</meta:editing-duration>
    <meta:editing-cycles>33</meta:editing-cycles>
    <meta:generator>LibreOffice/5.1.6.2$Linux_X86_64 LibreOffice_project/10m0$Build-2</meta:generator>
    <meta:document-statistic meta:table-count="1" meta:cell-count="744" meta:object-count="0"/>
  </office:meta>
</office:document-meta>
</file>